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ans'" style:font-family-asian="'Liberation Sans'" style:font-family-complex="'Liberation Sans'" fo:background-color="transparent" fo:color="#004586"/>
    </style:style>
    <style:style style:name="T2" style:family="text">
      <style:text-properties fo:font-size="14.00pt" fo:font-weight="normal" fo:font-family="'Liberation Sans'" style:font-family-asian="'Liberation Sans'" style:font-family-complex="'Liberation Sans'" fo:background-color="transparent" fo:color="#004586" fo:font-style="italic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fo:color="#004586" fo:font-style="italic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fo:font-style="italic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fo:font-style="italic"/>
    </style:style>
    <style:style style:name="T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fo:font-style="italic"/>
    </style:style>
    <style:style style:name="T7" style:family="text">
      <style:text-properties fo:font-size="14.00pt" fo:font-weight="normal" fo:font-family="'Liberation Sans'" style:font-family-asian="'Liberation Sans'" style:font-family-complex="'Liberation Sans'" fo:background-color="transparent" fo:color="#004586" fo:font-style="italic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4.00pt" fo:font-weight="normal" fo:font-family="'Liberation Sans'" style:font-family-asian="'Liberation Sans'" style:font-family-complex="'Liberation Sans'" fo:background-color="transparent" fo:color="#004586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155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6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00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9" style:family="text">
      <style:text-properties fo:font-size="12.00pt" fo:font-weight="normal" fo:font-family="宋体" style:font-family-asian="宋体" style:font-family-complex="宋体" fo:background-color="transparent" style:use-window-font-color="true" fo:font-style="italic"/>
    </style:style>
    <style:style style:name="T2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5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9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4.00pt" fo:font-weight="bold" fo:font-family="'Liberation Sans'" style:font-family-asian="'Liberation Sans'" style:font-family-complex="'Liberation Sans'" fo:background-color="transparent" fo:color="#004586" fo:font-style="italic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244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0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1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52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3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54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5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56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7" style:family="text">
      <style:text-properties fo:font-size="12.00pt" fo:font-weight="normal" fo:font-family="Symbol" style:font-family-asian="Symbol" style:font-family-complex="Symbol" fo:background-color="transparent" style:use-window-font-color="true"/>
    </style:style>
    <style:style style:name="T258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5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60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2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3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1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22" style:family="text">
      <style:text-properties fo:font-size="14.00pt" fo:font-weight="bold" fo:font-family="'Liberation Sans'" style:font-family-asian="'Liberation Sans'" style:font-family-complex="'Liberation Sans'" fo:background-color="transparent" fo:color="#004586" fo:font-style="italic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4.00pt" fo:font-weight="bold" fo:font-family="'Liberation Sans'" style:font-family-asian="'Liberation Sans'" style:font-family-complex="'Liberation Sans'" fo:background-color="transparent" fo:color="#004586" fo:font-style="italic"/>
    </style:style>
    <style:style style:name="T3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8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0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69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70" style:family="text">
      <style:text-properties fo:font-size="14.00pt" fo:font-weight="bold" fo:font-family="'Liberation Sans'" style:font-family-asian="'Liberation Sans'" style:font-family-complex="'Liberation Sans'" fo:background-color="transparent" fo:color="#004586" fo:font-style="italic"/>
    </style:style>
    <style:style style:name="T3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0.00pt" fo:font-weight="bold" fo:font-family="宋体" style:font-family-asian="宋体" style:font-family-complex="宋体" fo:background-color="transparent" style:use-window-font-color="true"/>
    </style:style>
    <style:style style:name="T37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85" style:family="text">
      <style:text-properties fo:font-size="14.00pt" fo:font-weight="bold" fo:font-family="'Liberation Sans'" style:font-family-asian="'Liberation Sans'" style:font-family-complex="'Liberation Sans'" fo:background-color="transparent" fo:color="#004586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center" fo:margin-top="141.75pt" fo:margin-bottom="85.05pt"/>
    </style:style>
    <style:style style:name="P2" style:family="paragraph">
      <style:paragraph-properties fo:line-height="100.00%" fo:text-align="center" fo:margin-top="11.90pt" fo:margin-bottom="28.35pt"/>
    </style:style>
    <style:style style:name="P3" style:family="paragraph">
      <style:paragraph-properties fo:line-height="100.00%" fo:text-align="center" fo:margin-top="141.75pt" fo:margin-bottom="85.05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top="12.00pt" fo:margin-bottom="6.00pt"/>
    </style:style>
    <style:style style:name="P6" style:family="paragraph">
      <style:paragraph-properties fo:line-height="100.00%" fo:text-align="left" fo:margin-bottom="5.00pt">
        <style:tab-stops>
          <style:tab-stop style:position="481.90pt" style:type="right" style:leader-style="dotted"/>
        </style:tab-stops>
      </style:paragraph-properties>
    </style:style>
    <style:style style:name="P7" style:family="paragraph">
      <style:paragraph-properties fo:line-height="100.00%" fo:text-align="left" fo:margin-left="12.00pt" fo:text-indent="0.00pt" fo:margin-bottom="5.00pt">
        <style:tab-stops>
          <style:tab-stop style:position="457.90pt" style:type="right" style:leader-style="dotted"/>
        </style:tab-stops>
      </style:paragraph-properties>
    </style:style>
    <style:style style:name="P8" style:family="paragraph">
      <style:paragraph-properties fo:line-height="100.00%" fo:text-align="left" fo:margin-left="24.00pt" fo:text-indent="0.00pt" fo:margin-bottom="5.00pt">
        <style:tab-stops>
          <style:tab-stop style:position="433.90pt" style:type="right" style:leader-style="dotted"/>
        </style:tab-stops>
      </style:paragraph-properties>
    </style:style>
    <style:style style:name="P9" style:family="paragraph">
      <style:paragraph-properties fo:line-height="100.00%" fo:text-align="left" fo:margin-bottom="5.00pt">
        <style:tab-stops>
          <style:tab-stop style:position="481.90pt" style:type="right" style:leader-style="dotted"/>
        </style:tab-stops>
      </style:paragraph-properties>
    </style:style>
    <style:style style:name="P10" style:family="paragraph">
      <style:paragraph-properties fo:line-height="100.00%" fo:text-align="left" fo:margin-left="12.00pt" fo:text-indent="0.00pt" fo:margin-bottom="5.00pt">
        <style:tab-stops>
          <style:tab-stop style:position="457.90pt" style:type="right" style:leader-style="dotted"/>
        </style:tab-stops>
      </style:paragraph-properties>
    </style:style>
    <style:style style:name="P11" style:family="paragraph">
      <style:paragraph-properties fo:line-height="100.00%" fo:text-align="left" fo:margin-left="24.00pt" fo:text-indent="0.00pt" fo:margin-bottom="5.00pt">
        <style:tab-stops>
          <style:tab-stop style:position="433.90pt" style:type="right" style:leader-style="dotted"/>
        </style:tab-stops>
      </style:paragraph-properties>
    </style:style>
    <style:style style:name="P12" style:family="paragraph">
      <style:paragraph-properties fo:line-height="100.00%" fo:text-align="left" fo:margin-left="12.00pt" fo:text-indent="0.00pt" fo:margin-bottom="5.00pt">
        <style:tab-stops>
          <style:tab-stop style:position="457.90pt" style:type="right" style:leader-style="dotted"/>
        </style:tab-stops>
      </style:paragraph-properties>
    </style:style>
    <style:style style:name="P13" style:family="paragraph">
      <style:paragraph-properties fo:line-height="100.00%" fo:text-align="left" fo:margin-left="24.00pt" fo:text-indent="0.00pt" fo:margin-bottom="5.00pt">
        <style:tab-stops>
          <style:tab-stop style:position="433.90pt" style:type="right" style:leader-style="dotted"/>
        </style:tab-stops>
      </style:paragraph-properties>
    </style:style>
    <style:style style:name="P14" style:family="paragraph">
      <style:paragraph-properties fo:line-height="100.00%" fo:text-align="left" fo:margin-left="12.00pt" fo:text-indent="0.00pt" fo:margin-bottom="5.00pt">
        <style:tab-stops>
          <style:tab-stop style:position="457.90pt" style:type="right" style:leader-style="dotted"/>
        </style:tab-stops>
      </style:paragraph-properties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 fo:margin-top="24.00pt"/>
    </style:style>
    <style:style style:name="P16" style:family="paragraph">
      <style:paragraph-properties fo:line-height="100.00%" fo:text-align="left" fo:margin-top="10.00pt" fo:margin-bottom="6.00pt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15.00%" fo:text-align="left" fo:margin-left="-54.00pt" fo:text-indent="18.00pt" fo:margin-bottom="7.00pt"/>
    </style:style>
    <style:style style:name="P19" style:family="paragraph">
      <style:paragraph-properties fo:line-height="115.00%" fo:text-align="left" fo:margin-bottom="7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 fo:margin-top="10.00pt" fo:margin-bottom="6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 fo:margin-top="10.00pt" fo:margin-bottom="6.00pt"/>
    </style:style>
    <style:style style:name="P23" style:family="paragraph">
      <style:paragraph-properties fo:line-height="100.00%" fo:text-align="left" fo:margin-left="-18.00pt" fo:text-indent="18.00pt" fo:margin-top="7.00pt" fo:margin-bottom="6.00pt"/>
    </style:style>
    <style:style style:name="P24" style:family="paragraph">
      <style:paragraph-properties fo:line-height="115.00%" fo:text-align="left" fo:margin-bottom="7.0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 fo:margin-top="7.00pt" fo:margin-bottom="6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>
        <style:tab-stops>
          <style:tab-stop style:position="48.10pt"/>
          <style:tab-stop style:position="32832.25pt"/>
          <style:tab-stop style:position="81949.70pt" style:char="." style:type="char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>
        <style:tab-stops>
          <style:tab-stop style:position="48.10pt"/>
          <style:tab-stop style:position="32832.25pt"/>
          <style:tab-stop style:position="81949.70pt" style:char="." style:type="char"/>
        </style:tab-stops>
      </style:paragraph-properties>
    </style:style>
    <style:style style:name="P30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37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180.40pt" style:type="right"/>
        </style:tab-stops>
      </style:paragraph-properties>
    </style:style>
    <style:style style:name="P40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233.1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1.30pt" fo:text-indent="-1.30pt">
        <style:tab-stops>
          <style:tab-stop style:position="46.80pt"/>
          <style:tab-stop style:position="32894.95pt"/>
          <style:tab-stop style:position="448233.15pt" style:type="right"/>
        </style:tab-stops>
      </style:paragraph-properties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 fo:margin-top="7.00pt" fo:margin-bottom="6.00pt"/>
    </style:style>
    <style:style style:name="P44" style:family="paragraph">
      <style:paragraph-properties fo:line-height="115.00%" fo:text-align="left" fo:margin-bottom="7.00p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 fo:margin-top="7.00pt" fo:margin-bottom="6.00pt"/>
    </style:style>
    <style:style style:name="P46" style:family="paragraph">
      <style:paragraph-properties fo:line-height="100.00%" fo:text-align="left" fo:margin-bottom="7.00pt"/>
    </style:style>
    <style:style style:name="P47" style:family="paragraph">
      <style:paragraph-properties fo:line-height="115.00%" fo:text-align="left" fo:margin-bottom="7.00pt"/>
    </style:style>
    <text:list-style style:name="L4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18.00pt" fo:text-indent="18.00pt" fo:margin-top="7.00pt" fo:margin-bottom="6.00pt"/>
    </style:style>
    <style:style style:name="P49" style:family="paragraph">
      <style:paragraph-properties fo:line-height="115.00%" fo:text-align="left" fo:margin-bottom="7.00pt"/>
    </style:style>
    <text:list-style style:name="L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 fo:margin-left="-18.00pt" fo:text-indent="18.00pt" fo:margin-top="6.00pt" fo:margin-bottom="6.00pt"/>
    </style:style>
    <style:style style:name="P51" style:family="paragraph">
      <style:paragraph-properties fo:line-height="100.00%" fo:text-align="left" fo:margin-bottom="7.00pt"/>
    </style:style>
    <style:style style:name="P52" style:family="paragraph">
      <style:paragraph-properties fo:line-height="115.00%" fo:text-align="left" fo:margin-bottom="7.00pt"/>
    </style:style>
    <style:style style:name="P53" style:family="paragraph">
      <style:paragraph-properties fo:line-height="100.00%" fo:text-align="left" fo:margin-top="24.00pt"/>
    </style:style>
    <text:list-style style:name="L5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 fo:margin-left="-18.00pt" fo:text-indent="18.00pt" fo:margin-top="24.00pt"/>
    </style:style>
    <style:style style:name="P55" style:family="paragraph">
      <style:paragraph-properties fo:line-height="100.00%" fo:text-align="left" fo:margin-left="-18.00pt" fo:text-indent="18.00pt" fo:margin-top="10.00pt" fo:margin-bottom="6.00pt"/>
    </style:style>
    <style:style style:name="P56" style:family="paragraph">
      <style:paragraph-properties fo:line-height="115.00%" fo:text-align="left" fo:margin-bottom="7.00pt"/>
    </style:style>
    <style:style style:name="P57" style:family="paragraph">
      <style:paragraph-properties fo:line-height="100.00%" fo:text-align="left" fo:margin-bottom="7.00pt"/>
    </style:style>
    <style:style style:name="P58" style:family="paragraph">
      <style:paragraph-properties fo:line-height="115.00%" fo:text-align="left" fo:margin-bottom="7.00pt"/>
    </style:style>
    <text:list-style style:name="L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left="-18.00pt" fo:text-indent="18.00pt" fo:margin-top="10.00pt" fo:margin-bottom="6.00pt"/>
    </style:style>
    <style:style style:name="P60" style:family="paragraph">
      <style:paragraph-properties fo:line-height="115.00%" fo:text-align="left" fo:margin-bottom="7.00pt"/>
    </style:style>
    <text:list-style style:name="L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left="-18.00pt" fo:text-indent="18.00pt" fo:margin-top="10.00pt" fo:margin-bottom="6.00pt"/>
    </style:style>
    <style:style style:name="P62" style:family="paragraph">
      <style:paragraph-properties fo:line-height="115.00%" fo:text-align="left" fo:margin-bottom="7.00pt"/>
    </style:style>
    <style:style style:name="P63" style:family="paragraph">
      <style:paragraph-properties fo:line-height="100.00%" fo:text-align="left">
        <style:tab-stops>
          <style:tab-stop style:position="240.90pt"/>
          <style:tab-stop style:position="32832.25p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>
        <style:tab-stops>
          <style:tab-stop style:position="240.90pt"/>
          <style:tab-stop style:position="32832.25pt"/>
        </style:tab-stops>
      </style:paragraph-properties>
    </style:style>
    <style:style style:name="P66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30.9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30.95pt"/>
        </style:tab-stops>
      </style:paragraph-properties>
    </style:style>
    <style:style style:name="P69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2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5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92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1.30pt" fo:text-indent="-1.30pt">
        <style:tab-stops>
          <style:tab-stop style:position="239.60pt"/>
          <style:tab-stop style:position="32894.95pt"/>
        </style:tab-stops>
      </style:paragraph-properties>
    </style:style>
    <text:list-style style:name="L9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5" style:family="paragraph">
      <style:paragraph-properties fo:line-height="100.00%" fo:text-align="left" fo:margin-left="-18.00pt" fo:text-indent="18.00pt" fo:margin-top="10.00pt" fo:margin-bottom="6.00pt"/>
    </style:style>
    <style:style style:name="P96" style:family="paragraph">
      <style:paragraph-properties fo:line-height="100.00%" fo:text-align="left" fo:margin-left="-18.00pt" fo:text-indent="18.00pt" fo:margin-top="7.00pt" fo:margin-bottom="6.00pt"/>
    </style:style>
    <style:style style:name="P97" style:family="paragraph">
      <style:paragraph-properties fo:line-height="100.00%" fo:text-align="left" fo:margin-left="-18.00pt" fo:text-indent="18.00pt" fo:margin-top="6.00pt" fo:margin-bottom="6.00pt"/>
    </style:style>
    <style:style style:name="P98" style:family="paragraph">
      <style:paragraph-properties fo:line-height="115.00%" fo:text-align="left" fo:margin-left="-10.90pt" fo:text-indent="18.00pt">
        <style:tab-stops>
          <style:tab-stop style:position="50.80pt"/>
        </style:tab-stops>
      </style:paragraph-properties>
    </style:style>
    <style:style style:name="P99" style:family="paragraph">
      <style:paragraph-properties fo:line-height="115.00%" fo:text-align="left" fo:margin-left="-18.00pt" fo:text-indent="18.00pt">
        <style:tab-stops>
          <style:tab-stop style:position="49.05pt"/>
        </style:tab-stops>
      </style:paragraph-properties>
    </style:style>
    <style:style style:name="P100" style:family="paragraph">
      <style:paragraph-properties fo:line-height="115.00%" fo:text-align="left" fo:margin-left="-10.90pt" fo:text-indent="18.00pt">
        <style:tab-stops>
          <style:tab-stop style:position="49.05pt"/>
          <style:tab-stop style:position="56.15pt"/>
        </style:tab-stops>
      </style:paragraph-properties>
    </style:style>
    <style:style style:name="P101" style:family="paragraph">
      <style:paragraph-properties fo:line-height="100.00%" fo:text-align="left" fo:margin-left="-18.00pt" fo:text-indent="18.00pt" fo:margin-top="6.00pt" fo:margin-bottom="6.00pt"/>
    </style:style>
    <style:style style:name="P102" style:family="paragraph">
      <style:paragraph-properties fo:line-height="115.00%" fo:text-align="left" fo:margin-left="7.10pt" fo:text-indent="0.00pt">
        <style:tab-stops>
          <style:tab-stop style:position="85.05pt"/>
          <style:tab-stop style:position="92.15pt"/>
        </style:tab-stops>
      </style:paragraph-properties>
    </style:style>
    <text:list-style style:name="L10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left="-18.00pt" fo:text-indent="18.00pt" fo:margin-top="7.00pt" fo:margin-bottom="6.00pt"/>
    </style:style>
    <style:style style:name="P104" style:family="paragraph">
      <style:paragraph-properties fo:line-height="115.00%" fo:text-align="left" fo:margin-bottom="7.00pt"/>
    </style:style>
    <text:list-style style:name="L10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left="-18.00pt" fo:text-indent="18.00pt" fo:margin-top="7.00pt" fo:margin-bottom="6.00pt"/>
    </style:style>
    <style:style style:name="P106" style:family="paragraph">
      <style:paragraph-properties fo:line-height="115.00%" fo:text-align="left" fo:margin-left="-18.00pt" fo:text-indent="18.00pt" fo:margin-bottom="7.00pt"/>
    </style:style>
    <style:style style:name="P107" style:family="paragraph">
      <style:paragraph-properties fo:line-height="100.00%" fo:text-align="left" fo:margin-top="7.00pt" fo:margin-bottom="6.00pt"/>
    </style:style>
    <style:style style:name="P108" style:family="paragraph">
      <style:paragraph-properties fo:line-height="100.00%" fo:text-align="left" fo:margin-bottom="7.00pt"/>
    </style:style>
    <style:style style:name="P109" style:family="paragraph">
      <style:paragraph-properties fo:line-height="115.00%" fo:text-align="left" fo:margin-bottom="11.35pt"/>
    </style:style>
    <style:style style:name="P110" style:family="paragraph">
      <style:paragraph-properties fo:line-height="100.00%" fo:text-align="left" fo:margin-bottom="11.35pt"/>
    </style:style>
    <style:style style:name="P111" style:family="paragraph">
      <style:paragraph-properties fo:line-height="115.00%" fo:text-align="left" fo:margin-bottom="11.35pt"/>
    </style:style>
    <text:list-style style:name="L1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2" style:family="paragraph">
      <style:paragraph-properties fo:line-height="100.00%" fo:text-align="left" fo:margin-left="-18.00pt" fo:text-indent="18.00pt" fo:margin-top="7.00pt" fo:margin-bottom="6.00pt"/>
    </style:style>
    <style:style style:name="P113" style:family="paragraph">
      <style:paragraph-properties fo:line-height="100.00%" fo:text-align="left" fo:margin-left="-18.00pt" fo:text-indent="18.00pt" fo:margin-top="10.00pt" fo:margin-bottom="6.00pt"/>
    </style:style>
    <style:style style:name="P114" style:family="paragraph">
      <style:paragraph-properties fo:line-height="100.00%" fo:text-align="left" fo:margin-top="10.00pt" fo:margin-bottom="6.00pt"/>
    </style:style>
    <text:list-style style:name="L1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5" style:family="paragraph">
      <style:paragraph-properties fo:line-height="100.00%" fo:text-align="left" fo:margin-left="-18.00pt" fo:text-indent="18.00pt" fo:margin-top="10.00pt" fo:margin-bottom="6.00pt"/>
    </style:style>
    <style:style style:name="P116" style:family="paragraph">
      <style:paragraph-properties fo:line-height="100.00%" fo:text-align="left" fo:margin-left="-18.00pt" fo:text-indent="18.00pt" fo:margin-top="7.00pt" fo:margin-bottom="6.00pt"/>
    </style:style>
    <style:style style:name="P117" style:family="paragraph">
      <style:paragraph-properties fo:line-height="100.00%" fo:text-align="left" fo:margin-left="-18.00pt" fo:text-indent="18.00pt" fo:margin-top="6.00pt" fo:margin-bottom="6.00pt"/>
    </style:style>
    <style:style style:name="P118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1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4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7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>
        <style:tab-stops>
          <style:tab-stop style:position="481.90pt"/>
        </style:tab-stops>
      </style:paragraph-properties>
    </style:style>
    <text:list-style style:name="L1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0" style:family="paragraph">
      <style:paragraph-properties fo:line-height="100.00%" fo:text-align="left" fo:margin-left="-18.00pt" fo:text-indent="18.00pt" fo:margin-top="10.00pt" fo:margin-bottom="6.00pt"/>
    </style:style>
    <style:style style:name="P131" style:family="paragraph">
      <style:paragraph-properties fo:line-height="115.00%" fo:text-align="left" fo:margin-left="-18.00pt" fo:text-indent="18.00pt" fo:margin-bottom="7.00pt"/>
    </style:style>
    <style:style style:name="P132" style:family="paragraph">
      <style:paragraph-properties fo:line-height="115.00%" fo:text-align="left" fo:margin-bottom="7.00pt"/>
    </style:style>
    <style:style style:name="TableColumn0100" style:family="table-column">
      <style:table-column-properties style:column-width="0.668056in"/>
    </style:style>
    <style:style style:name="TableColumn0101" style:family="table-column">
      <style:table-column-properties style:column-width="1.693056in"/>
    </style:style>
    <style:style style:name="TableColumn0102" style:family="table-column">
      <style:table-column-properties style:column-width="4.332639in"/>
    </style:style>
    <style:style style:name="Table01" style:family="table">
      <style:table-properties style:width="6.6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1" fo:border-left="0.003472in solid #000001" fo:border-right="0.006944in solid #836967" fo:border-bottom="0.003472in solid #000001" fo:vertical-align="top" fo:background-color="#d9d9d9"/>
    </style:style>
    <style:style style:name="TableCell010001" style:family="table-cell">
      <style:table-cell-properties fo:border-top="0.003472in solid #000001" fo:border-left="0.006944in solid #836967" fo:border-right="0.006944in solid #836967" fo:border-bottom="0.003472in solid #000001" fo:vertical-align="top" fo:background-color="#d9d9d9"/>
    </style:style>
    <style:style style:name="TableCell010002" style:family="table-cell">
      <style:table-cell-properties fo:border-top="0.003472in solid #000001" fo:border-left="0.006944in solid #836967" fo:border-right="0.003472in solid #000001" fo:border-bottom="0.003472in solid #000001" fo:vertical-align="top" fo:background-color="#d9d9d9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10101" style:family="table-cell">
      <style:table-cell-properties fo:border-top="0.006944in solid #00000a" fo:border-left="0.006944in solid #00000a" fo:border-right="0.006944in solid #00000a" fo:border-bottom="0.006944in solid #00000a" fo:padding-left="0.018056in" fo:padding-right="0.018056in" fo:vertical-align="top" fo:background-color="#ffffff"/>
    </style:style>
    <style:style style:name="TableCell010102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10201" style:family="table-cell">
      <style:table-cell-properties fo:border-top="0.006944in solid #00000a" fo:border-left="0.006944in solid #00000a" fo:border-right="0.006944in solid #00000a" fo:border-bottom="0.006944in solid #00000a" fo:padding-left="0.018056in" fo:padding-right="0.018056in" fo:vertical-align="top" fo:background-color="#ffffff"/>
    </style:style>
    <style:style style:name="TableCell010202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10301" style:family="table-cell">
      <style:table-cell-properties fo:border-top="0.006944in solid #00000a" fo:border-left="0.006944in solid #00000a" fo:border-right="0.006944in solid #00000a" fo:border-bottom="0.006944in solid #00000a" fo:padding-left="0.018056in" fo:padding-right="0.018056in" fo:vertical-align="top" fo:background-color="#ffffff"/>
    </style:style>
    <style:style style:name="TableCell010302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10401" style:family="table-cell">
      <style:table-cell-properties fo:border-top="0.006944in solid #00000a" fo:border-left="0.006944in solid #00000a" fo:border-right="0.006944in solid #00000a" fo:border-bottom="0.006944in solid #00000a" fo:padding-left="0.018056in" fo:padding-right="0.018056in" fo:vertical-align="top" fo:background-color="#ffffff"/>
    </style:style>
    <style:style style:name="TableCell010402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a" fo:border-left="0.003472in solid #000001" fo:border-right="0.006944in solid #00000a" fo:border-bottom="0.003472in solid #000001" fo:padding-left="0.018056in" fo:padding-right="0.018056in" fo:vertical-align="top" fo:background-color="#ffffff"/>
    </style:style>
    <style:style style:name="TableCell010501" style:family="table-cell">
      <style:table-cell-properties fo:border-top="0.006944in solid #00000a" fo:border-left="0.006944in solid #00000a" fo:border-right="0.006944in solid #00000a" fo:border-bottom="0.003472in solid #000001" fo:padding-left="0.018056in" fo:padding-right="0.018056in" fo:vertical-align="top" fo:background-color="#ffffff"/>
    </style:style>
    <style:style style:name="TableCell010502" style:family="table-cell">
      <style:table-cell-properties fo:border-top="0.006944in solid #00000a" fo:border-left="0.006944in solid #00000a" fo:border-right="0.003472in solid #000001" fo:border-bottom="0.003472in solid #000001" fo:padding-left="0.018056in" fo:padding-right="0.018056in" fo:vertical-align="top" fo:background-color="#ffffff"/>
    </style:style>
    <style:style style:name="TableColumn0200" style:family="table-column">
      <style:table-column-properties style:column-width="3.345833in"/>
    </style:style>
    <style:style style:name="TableColumn0201" style:family="table-column">
      <style:table-column-properties style:column-width="3.347222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1" fo:border-left="0.003472in solid #000001" fo:border-right="0.006944in solid #836967" fo:border-bottom="0.003472in solid #000001" fo:vertical-align="top" fo:background-color="#d9d9d9"/>
    </style:style>
    <style:style style:name="TableCell020001" style:family="table-cell">
      <style:table-cell-properties fo:border-top="0.003472in solid #000001" fo:border-left="0.006944in solid #836967" fo:border-right="0.003472in solid #000001" fo:border-bottom="0.003472in solid #000001" fo:vertical-align="top" fo:background-color="#d9d9d9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1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101" style:family="table-cell">
      <style:table-cell-properties fo:border-top="0.003472in solid #000001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2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3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4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5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6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7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8" style:family="table-row">
      <style:table-row-properties style:min-row-height="0.166667in"/>
    </style:style>
    <style:style style:name="TableCell0208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8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09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10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6944in solid #00000a" fo:border-left="0.003472in solid #000001" fo:border-right="0.006944in solid #00000a" fo:border-bottom="0.006944in solid #00000a" fo:padding-left="0.018056in" fo:padding-right="0.018056in" fo:vertical-align="top" fo:background-color="#ffffff"/>
    </style:style>
    <style:style style:name="TableCell021101" style:family="table-cell">
      <style:table-cell-properties fo:border-top="0.006944in solid #00000a" fo:border-left="0.006944in solid #00000a" fo:border-right="0.003472in solid #000001" fo:border-bottom="0.006944in solid #00000a" fo:padding-left="0.018056in" fo:padding-right="0.018056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6944in solid #00000a" fo:border-left="0.003472in solid #000001" fo:border-right="0.006944in solid #00000a" fo:border-bottom="0.003472in solid #000001" fo:padding-left="0.018056in" fo:padding-right="0.018056in" fo:vertical-align="top" fo:background-color="#ffffff"/>
    </style:style>
    <style:style style:name="TableCell021201" style:family="table-cell">
      <style:table-cell-properties fo:border-top="0.006944in solid #00000a" fo:border-left="0.006944in solid #00000a" fo:border-right="0.003472in solid #000001" fo:border-bottom="0.003472in solid #000001" fo:padding-left="0.018056in" fo:padding-right="0.018056in" fo:vertical-align="top" fo:background-color="#ffffff"/>
    </style:style>
    <style:style style:name="TableColumn0300" style:family="table-column">
      <style:table-column-properties style:column-width="6.693056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836967" fo:border-left="0.003472in solid #836967" fo:border-right="0.003472in solid #836967" fo:border-bottom="0.006944in solid #00000a" fo:vertical-align="top" fo:background-color="#d9d9d9"/>
    </style:style>
    <style:style style:name="TableRow0301" style:family="table-row">
      <style:table-row-properties style:min-row-height="0.383333in"/>
    </style:style>
    <style:style style:name="TableCell030100" style:family="table-cell">
      <style:table-cell-properties fo:border-top="0.006944in solid #00000a" fo:border-left="0.003472in solid #000001" fo:border-right="0.003472in solid #000001" fo:border-bottom="0.006944in solid #00000a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a" fo:border-left="0.003472in solid #836967" fo:border-right="0.003472in solid #836967" fo:border-bottom="0.006944in solid #00000a" fo:vertical-align="top" fo:background-color="#d9d9d9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a" fo:border-left="0.003472in solid #000001" fo:border-right="0.003472in solid #000001" fo:border-bottom="0.003472in solid #000001" fo:vertical-align="top" fo:background-color="#ffffff"/>
    </style:style>
  </office:automatic-styles>
  <office:body>
    <office:text>
      <text:p text:style-name="P1"><text:span text:style-name="T1">„Programming”<text:line-break/>Big Project</text:span></text:p>
      <text:p text:style-name="P2"><text:span text:style-name="T2">Made by: Thomas Tiny<text:line-break/></text:span><text:span text:style-name="T3">Neptun code: A1B2C3<text:line-break/>E-mail:<text:s/></text:span><text:a xlink:href="mailto:gipszjakab@vilaghalo.hu"><text:span text:style-name="T5">thomastiny@example</text:span></text:a><text:span text:style-name="T6">.com</text:span></text:p>
      <text:p text:style-name="P2"><text:span text:style-name="T7">Neptun code: G31R6T<text:tab/><text:line-break/>name: lizhipeng</text:span></text:p>
      <text:p text:style-name="P3"><text:span text:style-name="T8"/></text:p>
      <text:p text:style-name="P4"><text:span text:style-name="T8"/></text:p>
      <text:p text:style-name="P4"><text:span text:style-name="T8"/></text:p>
      <text:p text:style-name="P5"><text:span text:style-name="T9">Content</text:span></text:p>
      <text:p text:style-name="P6"><text:a xlink:href="#__RefHeading___Toc2237_3554940605"><text:span text:style-name="T11">User documentation</text:span></text:a><text:span text:style-name="T12"><text:tab/></text:span><text:a xlink:href="#__RefHeading___Toc2237_3554940605"><text:span text:style-name="T14">4</text:span></text:a><text:span text:style-name="T15"/></text:p>
      <text:p text:style-name="P7"><text:a xlink:href="#__RefHeading__2017_505451757"><text:span text:style-name="T17">Task</text:span></text:a><text:span text:style-name="T18"><text:tab/></text:span><text:a xlink:href="#__RefHeading__2017_505451757"><text:span text:style-name="T20">4</text:span></text:a><text:span text:style-name="T21"/></text:p>
      <text:p text:style-name="P7"><text:a xlink:href="#__RefHeading___Toc2239_3554940605"><text:span text:style-name="T23">Runtime environment</text:span></text:a><text:span text:style-name="T24"><text:tab/></text:span><text:a xlink:href="#__RefHeading___Toc2239_3554940605"><text:span text:style-name="T26">4</text:span></text:a><text:span text:style-name="T27"/></text:p>
      <text:p text:style-name="P7"><text:a xlink:href="#__RefHeading__2021_505451757"><text:span text:style-name="T29">Usage</text:span></text:a><text:span text:style-name="T30"><text:tab/></text:span><text:a xlink:href="#__RefHeading__2021_505451757"><text:span text:style-name="T32">4</text:span></text:a><text:span text:style-name="T33"/></text:p>
      <text:p text:style-name="P8"><text:a xlink:href="#__RefHeading__2023_505451757"><text:span text:style-name="T35">Starting the program</text:span></text:a><text:span text:style-name="T36"><text:tab/></text:span><text:a xlink:href="#__RefHeading__2023_505451757"><text:span text:style-name="T38">4</text:span></text:a><text:span text:style-name="T39"/></text:p>
      <text:p text:style-name="P8"><text:a xlink:href="#__RefHeading__2025_505451757"><text:span text:style-name="T41">Program input</text:span></text:a><text:span text:style-name="T42"><text:tab/></text:span><text:a xlink:href="#__RefHeading__2025_505451757"><text:span text:style-name="T44">4</text:span></text:a><text:span text:style-name="T45"/></text:p>
      <text:p text:style-name="P8"><text:a xlink:href="#__RefHeading___Toc2241_3554940605"><text:span text:style-name="T47">Program output</text:span></text:a><text:span text:style-name="T48"><text:tab/></text:span><text:a xlink:href="#__RefHeading___Toc2241_3554940605"><text:span text:style-name="T50">4</text:span></text:a><text:span text:style-name="T51"/></text:p>
      <text:p text:style-name="P8"><text:a xlink:href="#__RefHeading__2029_505451757"><text:span text:style-name="T53">Sample input and output</text:span></text:a><text:span text:style-name="T54"><text:tab/></text:span><text:a xlink:href="#__RefHeading__2029_505451757"><text:span text:style-name="T56">5</text:span></text:a><text:span text:style-name="T57"/></text:p>
      <text:p text:style-name="P8"><text:a xlink:href="#__RefHeading__2031_505451757"><text:span text:style-name="T59">Possible errors</text:span></text:a><text:span text:style-name="T60"><text:tab/></text:span><text:a xlink:href="#__RefHeading__2031_505451757"><text:span text:style-name="T62">5</text:span></text:a><text:span text:style-name="T63"/></text:p>
      <text:p text:style-name="P9"><text:a xlink:href="#__RefHeading__2033_505451757"><text:span text:style-name="T65">Developer documentation</text:span></text:a><text:span text:style-name="T66"><text:tab/></text:span><text:a xlink:href="#__RefHeading__2033_505451757"><text:span text:style-name="T68">6</text:span></text:a><text:span text:style-name="T69"/></text:p>
      <text:p text:style-name="P10"><text:a xlink:href="#__RefHeading___Toc2243_3554940605"><text:span text:style-name="T71">Task</text:span></text:a><text:span text:style-name="T72"><text:tab/></text:span><text:a xlink:href="#__RefHeading___Toc2243_3554940605"><text:span text:style-name="T74">6</text:span></text:a><text:span text:style-name="T75"/></text:p>
      <text:p text:style-name="P10"><text:a xlink:href="#__RefHeading__2037_505451757"><text:span text:style-name="T77">Specification</text:span></text:a><text:span text:style-name="T78"><text:tab/></text:span><text:a xlink:href="#__RefHeading__2037_505451757"><text:span text:style-name="T80">6</text:span></text:a><text:span text:style-name="T81"/></text:p>
      <text:p text:style-name="P10"><text:a xlink:href="#__RefHeading__2039_505451757"><text:span text:style-name="T83">Developer environment</text:span></text:a><text:span text:style-name="T84"><text:tab/></text:span><text:a xlink:href="#__RefHeading__2039_505451757"><text:span text:style-name="T86">7</text:span></text:a><text:span text:style-name="T87"/></text:p>
      <text:p text:style-name="P10"><text:a xlink:href="#__RefHeading__2047_505451757"><text:span text:style-name="T89">Source code</text:span></text:a><text:span text:style-name="T90"><text:tab/></text:span><text:a xlink:href="#__RefHeading__2047_505451757"><text:span text:style-name="T92">7</text:span></text:a><text:span text:style-name="T93"/></text:p>
      <text:p text:style-name="P10"><text:a xlink:href="#__RefHeading__2049_505451757"><text:span text:style-name="T95">Solution</text:span></text:a><text:span text:style-name="T96"><text:tab/></text:span><text:a xlink:href="#__RefHeading__2049_505451757"><text:span text:style-name="T98">7</text:span></text:a><text:span text:style-name="T99"/></text:p>
      <text:p text:style-name="P11"><text:a xlink:href="#__RefHeading__2051_505451757"><text:span text:style-name="T101">Program parameters</text:span></text:a><text:span text:style-name="T102"><text:tab/></text:span><text:a xlink:href="#__RefHeading__2051_505451757"><text:span text:style-name="T104">7</text:span></text:a><text:span text:style-name="T105"/></text:p>
      <text:p text:style-name="P11"><text:a xlink:href="#__RefHeading__2059_505451757"><text:span text:style-name="T107">The structure of the program</text:span></text:a><text:span text:style-name="T108"><text:tab/></text:span><text:a xlink:href="#__RefHeading__2059_505451757"><text:span text:style-name="T110">7</text:span></text:a><text:span text:style-name="T111"/></text:p>
      <text:p text:style-name="P11"><text:a xlink:href="#__RefHeading___Toc2245_3554940605"><text:span text:style-name="T113">Structure of functions</text:span></text:a><text:span text:style-name="T114"><text:tab/></text:span><text:a xlink:href="#__RefHeading___Toc2245_3554940605"><text:span text:style-name="T116">7</text:span></text:a><text:span text:style-name="T117"/></text:p>
      <text:p text:style-name="P11"><text:a xlink:href="#__RefHeading___Toc2515_3554940605"><text:span text:style-name="T119">The algorithm of the program</text:span></text:a><text:span text:style-name="T120"><text:tab/></text:span><text:a xlink:href="#__RefHeading___Toc2515_3554940605"><text:span text:style-name="T122">8</text:span></text:a><text:span text:style-name="T123"/></text:p>
      <text:p text:style-name="P11"><text:a xlink:href="#__RefHeading___Toc2247_3554940605"><text:span text:style-name="T125">The code</text:span></text:a><text:span text:style-name="T126"><text:tab/></text:span><text:a xlink:href="#__RefHeading___Toc2247_3554940605"><text:span text:style-name="T128">8</text:span></text:a><text:span text:style-name="T129"/></text:p>
      <text:p text:style-name="P12"><text:a xlink:href="#__RefHeading__2067_505451757"><text:span text:style-name="T131">Testing</text:span></text:a><text:span text:style-name="T132"><text:tab/></text:span><text:a xlink:href="#__RefHeading__2067_505451757"><text:span text:style-name="T134">10</text:span></text:a><text:span text:style-name="T135"/></text:p>
      <text:p text:style-name="P13"><text:a xlink:href="#__RefHeading__2069_505451757"><text:span text:style-name="T137">Valid test cases</text:span></text:a><text:span text:style-name="T138"><text:tab/></text:span><text:a xlink:href="#__RefHeading__2069_505451757"><text:span text:style-name="T140">10</text:span></text:a><text:span text:style-name="T141"/></text:p>
      <text:p text:style-name="P13"><text:a xlink:href="#__RefHeading___Toc2249_3554940605"><text:span text:style-name="T143">Invalid test cases</text:span></text:a><text:span text:style-name="T144"><text:tab/></text:span><text:a xlink:href="#__RefHeading___Toc2249_3554940605"><text:span text:style-name="T146">11</text:span></text:a><text:span text:style-name="T147"/></text:p>
      <text:p text:style-name="P14"><text:a xlink:href="#__RefHeading___Toc2251_3554940605"><text:span text:style-name="T149">Further development options</text:span></text:a><text:span text:style-name="T150"><text:tab/></text:span><text:a xlink:href="#__RefHeading___Toc2251_3554940605"><text:span text:style-name="T152">11</text:span></text:a><text:span text:style-name="T153"/></text:p>
      <text:list text:style-name="L15">
        <text:list-item>
          <text:p text:style-name="P15"><text:span text:style-name="T154">User documentation</text:span></text:p>
        </text:list-item>
      </text:list>
      <text:p text:style-name="P16"><text:span text:style-name="T155">Task</text:span></text:p>
      <text:list text:style-name="L17">
        <text:list-item>
          <text:p text:style-name="P17"><text:span text:style-name="T156">Christmas trees are sold on the Christmas market.</text:span></text:p>
        </text:list-item>
        <text:list-item>
          <text:p text:style-name="P17"><text:span text:style-name="T156">Write a program that gives the cheapest tree among the trees that cost more than K HUF.</text:span></text:p>
        </text:list-item>
        <text:list-item>
          <text:p text:style-name="P18"><text:span text:style-name="T156">we have 6(N) count of trees price, and have a 5000(K) is mid price.</text:span></text:p>
        </text:list-item>
        <text:list-item>
          <text:p text:style-name="P18"><text:span text:style-name="T156">find<text:s text:c="2"/>the count of trees price is smallest(5000&lt;price[the indexprice]&lt;10000),and the<text:s text:c="2"/>count number(How many such numbers)Cnt&gt;0.</text:span></text:p>
        </text:list-item>
      </text:list>
      <text:p text:style-name="P19"><text:span text:style-name="T156">Create a program that gives two islands that are the closest to each other among islands. If there are no such islands, the result should be 0.</text:span></text:p>
      <text:list text:style-name="L20">
        <text:list-item>
          <text:p text:style-name="P20"><text:span text:style-name="T157">Runtime environment</text:span></text:p>
        </text:list-item>
      </text:list>
      <text:p text:style-name="P21"><text:span text:style-name="T158">An IBM PC that is capable of running exe files, 32-bit operating system (eg. Windows 7). No mouse needed..</text:span></text:p>
      <text:list text:style-name="L22">
        <text:list-item>
          <text:p text:style-name="P22"><text:span text:style-name="T159">Usage</text:span></text:p>
        </text:list-item>
        <text:list-item>
          <text:p text:style-name="P23"><text:span text:style-name="T159">Starting the program</text:span></text:p>
        </text:list-item>
      </text:list>
      <text:p text:style-name="P24"><text:span text:style-name="T160">The program can be found in the archived file by the name<text:s/></text:span><text:span text:style-name="T161">A1B2C3\bin\Release\A1B2C3.exe</text:span><text:span text:style-name="T162">. You can start the program by clicking the<text:s/></text:span><text:span text:style-name="T163">A1B2C3.exe</text:span><text:span text:style-name="T164"><text:s/>file.</text:span></text:p>
      <text:list text:style-name="L25">
        <text:list-item>
          <text:p text:style-name="P25"><text:span text:style-name="T165">Program input </text:span></text:p>
        </text:list-item>
      </text:list>
      <text:p text:style-name="P26"><text:span text:style-name="T166">The frst line of the standard input contains the count of trees (1</text:span><text:span text:style-name="T167">≤</text:span><text:span text:style-name="T168">N</text:span><text:span text:style-name="T169">≤</text:span><text:span text:style-name="T170">100) and a</text:span></text:p>
      <text:p text:style-name="P26"><text:span text:style-name="T171">price (</text:span><text:span text:style-name="T172">(</text:span><text:span text:style-name="T173">1&lt;=K&lt;=10</text:span><text:span text:style-name="T174"><text:s/></text:span><text:span text:style-name="T175">000). The next N lines each contain the price of a tress (1&lt;=T&lt;=10 000).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8"><text:span text:style-name="T177">#</text:span><text:span text:style-name="T178"/></text:p>
          </table:table-cell>
          <table:table-cell table:style-name="TableCell010001">
            <text:p text:style-name="P28"><text:span text:style-name="T179">Data</text:span><text:span text:style-name="T180"/></text:p>
          </table:table-cell>
          <table:table-cell table:style-name="TableCell010002">
            <text:p text:style-name="P28"><text:span text:style-name="T181">Explanation</text:span><text:span text:style-name="T182"/></text:p>
          </table:table-cell>
        </table:table-row>
        <table:table-row table:style-name="TableRow0101">
          <table:table-cell table:style-name="TableCell010100">
            <text:p text:style-name="P31"><text:span text:style-name="T183">1.</text:span><text:span text:style-name="T184"/></text:p>
          </table:table-cell>
          <table:table-cell table:style-name="TableCell010101">
            <text:p text:style-name="P31"><text:span text:style-name="T185">N</text:span><text:span text:style-name="T186"/></text:p>
          </table:table-cell>
          <table:table-cell table:style-name="TableCell010102">
            <text:p text:style-name="P31"><text:span text:style-name="T187">The count of trees(1</text:span><text:span text:style-name="T188"></text:span><text:span text:style-name="T189">N</text:span><text:span text:style-name="T190"></text:span><text:span text:style-name="T191">100).</text:span><text:span text:style-name="T192"/></text:p>
          </table:table-cell>
        </table:table-row>
        <table:table-row table:style-name="TableRow0102">
          <table:table-cell table:style-name="TableCell010200">
            <text:p text:style-name="P33"><text:span text:style-name="T193">2.</text:span><text:span text:style-name="T194"/></text:p>
          </table:table-cell>
          <table:table-cell table:style-name="TableCell010201">
            <text:p text:style-name="P33"><text:span text:style-name="T195">price</text:span><text:span text:style-name="T196">1</text:span><text:span text:style-name="T197"/></text:p>
          </table:table-cell>
          <table:table-cell table:style-name="TableCell010202">
            <text:p text:style-name="P33"><text:span text:style-name="T198">The first tree (0</text:span><text:span text:style-name="T199"></text:span><text:span text:style-name="T200">price</text:span><text:span text:style-name="T201">1</text:span><text:span text:style-name="T202"></text:span><text:span text:style-name="T203">10000).</text:span><text:span text:style-name="T204"/></text:p>
          </table:table-cell>
        </table:table-row>
        <table:table-row table:style-name="TableRow0103">
          <table:table-cell table:style-name="TableCell010300">
            <text:p text:style-name="P35"><text:span text:style-name="T205">3.</text:span><text:span text:style-name="T206"/></text:p>
          </table:table-cell>
          <table:table-cell table:style-name="TableCell010301">
            <text:p text:style-name="P35"><text:span text:style-name="T207">price</text:span><text:span text:style-name="T208">2</text:span><text:span text:style-name="T209"/></text:p>
          </table:table-cell>
          <table:table-cell table:style-name="TableCell010302">
            <text:p text:style-name="P35"><text:span text:style-name="T210">The second tree (0</text:span><text:span text:style-name="T211"></text:span><text:span text:style-name="T212">price</text:span><text:span text:style-name="T213">2</text:span><text:span text:style-name="T214"></text:span><text:span text:style-name="T215">10000).</text:span><text:span text:style-name="T216"/></text:p>
          </table:table-cell>
        </table:table-row>
        <table:table-row table:style-name="TableRow0104">
          <table:table-cell table:style-name="TableCell010400">
            <text:p text:style-name="P38"><text:span text:style-name="T217">...</text:span><text:span text:style-name="T218"/></text:p>
          </table:table-cell>
          <table:table-cell table:style-name="TableCell010401">
            <text:p text:style-name="P38"><text:span text:style-name="T219">…</text:span><text:span text:style-name="T220"/></text:p>
          </table:table-cell>
          <table:table-cell table:style-name="TableCell010402">
            <text:p text:style-name="P38"><text:span text:style-name="T220"/></text:p>
          </table:table-cell>
        </table:table-row>
        <table:table-row table:style-name="TableRow0105">
          <table:table-cell table:style-name="TableCell010500">
            <text:p text:style-name="P41"><text:span text:style-name="T221">N+1.</text:span><text:span text:style-name="T222"/></text:p>
          </table:table-cell>
          <table:table-cell table:style-name="TableCell010501">
            <text:p text:style-name="P41"><text:span text:style-name="T223">price</text:span><text:span text:style-name="T224">N</text:span><text:span text:style-name="T225"/></text:p>
          </table:table-cell>
          <table:table-cell table:style-name="TableCell010502">
            <text:p text:style-name="P41"><text:span text:style-name="T226">The N</text:span><text:span text:style-name="T227">th</text:span><text:span text:style-name="T228">height (0</text:span><text:span text:style-name="T229"></text:span><text:span text:style-name="T230">price</text:span><text:span text:style-name="T231">N</text:span><text:span text:style-name="T232"></text:span><text:span text:style-name="T233">10000).</text:span><text:span text:style-name="T234"/></text:p>
          </table:table-cell>
        </table:table-row>
      </table:table>
      <text:list text:style-name="L43">
        <text:list-item>
          <text:p text:style-name="P43"><text:span text:style-name="T235">Program output</text:span></text:p>
        </text:list-item>
      </text:list>
      <text:p text:style-name="P44"><text:span text:style-name="T236">The frst line of the standard output should contain the index and price of the cheapest tree among the trees that cost more than K HUF. If there is more than one solution,</text:span></text:p>
      <text:p text:style-name="P44"><text:span text:style-name="T236">the output should be the one with the smallest index. If there are no tree that are more ex -</text:span></text:p>
      <text:p text:style-name="P44"><text:span text:style-name="T236">pensive than K HUF, then the output should be -1</text:span></text:p>
      <text:list text:style-name="L45">
        <text:list-item>
          <text:p text:style-name="P45"><text:span text:style-name="T237">Sample input and output</text:span></text:p>
        </text:list-item>
      </text:list>
      <text:p text:style-name="P46"><draw:frame text:anchor-type="as-char" svg:width="125.15mm" svg:height="79.64mm" style:rel-width="scale" style:rel-height="scale"><draw:object-ole xlink:href="OleObj1"/><draw:image xlink:href="ObjectReplacements/OleObj1"/></draw:frame><text:span text:style-name="T238"/></text:p>
      <text:p text:style-name="P47"><text:span text:style-name="T238"/></text:p>
      <text:list text:style-name="L48">
        <text:list-item>
          <text:p text:style-name="P48"><text:span text:style-name="T239">Possible errors</text:span></text:p>
        </text:list-item>
      </text:list>
      <text:p text:style-name="P49"><text:span text:style-name="T240">The input should be given according to the sample. If the number of measurements is not a whole number, or it is not in the range 1..100, it will cause a problem. If one of the measurements is not a number, or it is not in the range 0..10000, it also will cause a problem. In the case of an error, the program displays an error message, or asks for the repetition of the input.</text:span></text:p>
      <text:list text:style-name="L50">
        <text:list-item>
          <text:p text:style-name="P50"><text:span text:style-name="T241">Sample of running in the case of invalid data:</text:span></text:p>
        </text:list-item>
      </text:list>
      <text:p text:style-name="P51"><draw:frame text:anchor-type="as-char" svg:width="114.83mm" svg:height="66.41mm" style:rel-width="scale" style:rel-height="scale"><draw:object-ole xlink:href="OleObj2"/><draw:image xlink:href="ObjectReplacements/OleObj2"/></draw:frame><text:span text:style-name="T242"/></text:p>
      <text:p text:style-name="P52"><text:span text:style-name="T242"/></text:p>
      <text:p text:style-name="P53"><text:span text:style-name="T242"/></text:p>
      <text:list text:style-name="L54">
        <text:list-item>
          <text:p text:style-name="P54"><text:span text:style-name="T243">Developer documentation</text:span></text:p>
        </text:list-item>
        <text:list-item>
          <text:p text:style-name="P55"><text:span text:style-name="T244">Task B3:</text:span></text:p>
        </text:list-item>
        <text:list-item>
          <text:p text:style-name="P55"><text:span text:style-name="T245">Cheapest expensive Christmas tree</text:span></text:p>
        </text:list-item>
        <text:list-item>
          <text:p text:style-name="P55"><text:span text:style-name="T245">Christmas trees are sold on the Christmas market.</text:span></text:p>
        </text:list-item>
        <text:list-item>
          <text:p text:style-name="P55"><text:span text:style-name="T245">Write a program that gives the cheapest tree among the trees that cost more than K HUF.</text:span></text:p>
        </text:list-item>
        <text:list-item>
          <text:p text:style-name="P55"><text:span text:style-name="T245">Input</text:span></text:p>
        </text:list-item>
        <text:list-item>
          <text:p text:style-name="P55"><text:span text:style-name="T245">The frst line of the standard input contains the count of trees (1</text:span><text:span text:style-name="T246">≤</text:span><text:span text:style-name="T247">N</text:span><text:span text:style-name="T248">≤</text:span><text:span text:style-name="T249">100) and a</text:span></text:p>
        </text:list-item>
        <text:list-item>
          <text:p text:style-name="P55"><text:span text:style-name="T250">price (1</text:span><text:span text:style-name="T251"></text:span><text:span text:style-name="T252">K</text:span><text:span text:style-name="T253"></text:span><text:span text:style-name="T254">10 000). The next N lines each contain the price of a tress (1</text:span><text:span text:style-name="T255"></text:span><text:span text:style-name="T256">T</text:span><text:span text:style-name="T257"></text:span><text:span text:style-name="T258">10 000).</text:span></text:p>
        </text:list-item>
        <text:list-item>
          <text:p text:style-name="P55"><text:span text:style-name="T259">Output</text:span></text:p>
        </text:list-item>
        <text:list-item>
          <text:p text:style-name="P55"><text:span text:style-name="T259">The frst line of the standard output should contain the index and price of the cheapest tree among the trees that cost more than K HUF. If there is more than one solution,</text:span></text:p>
        </text:list-item>
        <text:list-item>
          <text:p text:style-name="P55"><text:span text:style-name="T259">the output should be the one with the smallest index. If there are no tree that are more ex -</text:span></text:p>
        </text:list-item>
        <text:list-item>
          <text:p text:style-name="P55"><text:span text:style-name="T259">pensive than K HUF, then the output should be -1.</text:span></text:p>
        </text:list-item>
        <text:list-item>
          <text:p text:style-name="P55"><text:span text:style-name="T260">Specification</text:span></text:p>
        </text:list-item>
      </text:list>
      <text:p text:style-name="P56"><text:span text:style-name="T261">.</text:span></text:p>
      <text:p text:style-name="P57"><text:span text:style-name="T262"/></text:p>
      <text:p text:style-name="P57"><draw:frame text:anchor-type="as-char" svg:width="168.54mm" svg:height="82.55mm" style:rel-width="scale" style:rel-height="scale"><draw:object-ole xlink:href="OleObj3"/><draw:image xlink:href="ObjectReplacements/OleObj3"/></draw:frame><text:span text:style-name="T262"/></text:p>
      <text:p text:style-name="P58"><text:span text:style-name="T263">Definitions</text:span><text:span text:style-name="T264">:<text:tab/></text:span></text:p>
      <text:p text:style-name="P58"><text:span text:style-name="T265">Comment</text:span><text:span text:style-name="T266">: If there are less than K prices (Exists=False case) the program will write out a -1, and not the logical value (as it was required by the task).</text:span></text:p>
      <text:list text:style-name="L59">
        <text:list-item>
          <text:p text:style-name="P59"><text:span text:style-name="T267">Developer environment </text:span></text:p>
        </text:list-item>
      </text:list>
      <text:p text:style-name="P60"><text:span text:style-name="T268">IBM PC, an operating system capable of running exe files (eg. Windows 7). mingw32-g++.exe c++ compiler (v4.7), Code::Blocks (v13.12) developer tool.</text:span></text:p>
      <text:list text:style-name="L61">
        <text:list-item>
          <text:p text:style-name="P61"><text:span text:style-name="T269">Source code</text:span></text:p>
        </text:list-item>
      </text:list>
      <text:p text:style-name="P62"><text:span text:style-name="T270">All the sources can be found in the<text:s/></text:span><text:span text:style-name="T271">A1B2C3</text:span><text:span text:style-name="T272"><text:s/>folder (after extraction). The folder structure used for development:</text:span><draw:frame text:anchor-type="as-char" svg:width="20.11mm" svg:height="14.82mm" style:rel-width="scale" style:rel-height="scale"><draw:object-ole xlink:href="OleObj4"/><draw:image xlink:href="ObjectReplacements/OleObj4"/></draw:frame><text:span text:style-name="T273"><text:s/>(</text:span><draw:frame text:anchor-type="as-char" svg:width="20.11mm" svg:height="14.82mm" style:rel-width="scale" style:rel-height="scale"><draw:object-ole xlink:href="OleObj5"/><draw:image xlink:href="ObjectReplacements/OleObj5"/></draw:frame><text:span text:style-name="T273">FUNCTION)</text:span><text:span text:style-name="T27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64"><text:span text:style-name="T276">File</text:span><text:span text:style-name="T277"/></text:p>
          </table:table-cell>
          <table:table-cell table:style-name="TableCell020001">
            <text:p text:style-name="P64"><text:span text:style-name="T278">Explanation</text:span><text:span text:style-name="T279"/></text:p>
          </table:table-cell>
        </table:table-row>
        <table:table-row table:style-name="TableRow0201">
          <table:table-cell table:style-name="TableCell020100">
            <text:p text:style-name="P67"><text:span text:style-name="T280">A1B2C3\bin\Release\A1B2C3.exe</text:span><text:span text:style-name="T281"/></text:p>
          </table:table-cell>
          <table:table-cell table:style-name="TableCell020101">
            <text:p text:style-name="P67"><text:span text:style-name="T282">Executable code</text:span><text:span text:style-name="T283"/></text:p>
          </table:table-cell>
        </table:table-row>
        <table:table-row table:style-name="TableRow0202">
          <table:table-cell table:style-name="TableCell020200">
            <text:p text:style-name="P70"><text:span text:style-name="T284">A1B2C3\obj\Release\main.o</text:span><text:span text:style-name="T285"/></text:p>
          </table:table-cell>
          <table:table-cell table:style-name="TableCell020201">
            <text:p text:style-name="P70"><text:span text:style-name="T286">Semi-compiled code</text:span><text:span text:style-name="T287"/></text:p>
          </table:table-cell>
        </table:table-row>
        <table:table-row table:style-name="TableRow0203">
          <table:table-cell table:style-name="TableCell020300">
            <text:p text:style-name="P72"><text:span text:style-name="T287"/></text:p>
          </table:table-cell>
          <table:table-cell table:style-name="TableCell020301">
            <text:p text:style-name="P72"><text:span text:style-name="T287"/></text:p>
          </table:table-cell>
        </table:table-row>
        <table:table-row table:style-name="TableRow0204">
          <table:table-cell table:style-name="TableCell020400">
            <text:p text:style-name="P74"><text:span text:style-name="T288">A1B2C3\main.cpp</text:span><text:span text:style-name="T289"/></text:p>
          </table:table-cell>
          <table:table-cell table:style-name="TableCell020401">
            <text:p text:style-name="P74"><text:span text:style-name="T290">C++ source code</text:span><text:span text:style-name="T291"/></text:p>
          </table:table-cell>
        </table:table-row>
        <table:table-row table:style-name="TableRow0205">
          <table:table-cell table:style-name="TableCell020500">
            <text:p text:style-name="P76"><text:span text:style-name="T291"/></text:p>
          </table:table-cell>
          <table:table-cell table:style-name="TableCell020501">
            <text:p text:style-name="P76"><text:span text:style-name="T291"/></text:p>
          </table:table-cell>
        </table:table-row>
        <table:table-row table:style-name="TableRow0206">
          <table:table-cell table:style-name="TableCell020600">
            <text:p text:style-name="P78"><text:span text:style-name="T292">A1B2C3\test1.txt</text:span><text:span text:style-name="T293"/></text:p>
          </table:table-cell>
          <table:table-cell table:style-name="TableCell020601">
            <text:p text:style-name="P78"><text:span text:style-name="T294">input test file</text:span><text:span text:style-name="T295">1</text:span><text:span text:style-name="T296"/></text:p>
          </table:table-cell>
        </table:table-row>
        <table:table-row table:style-name="TableRow0207">
          <table:table-cell table:style-name="TableCell020700">
            <text:p text:style-name="P80"><text:span text:style-name="T297">A1B2C3\test2.txt</text:span><text:span text:style-name="T298"/></text:p>
          </table:table-cell>
          <table:table-cell table:style-name="TableCell020701">
            <text:p text:style-name="P80"><text:span text:style-name="T299">input test file</text:span><text:span text:style-name="T300">2</text:span><text:span text:style-name="T301"/></text:p>
          </table:table-cell>
        </table:table-row>
        <table:table-row table:style-name="TableRow0208">
          <table:table-cell table:style-name="TableCell020800">
            <text:p text:style-name="P83"><text:span text:style-name="T302">A1B2C3\test3.txt</text:span><text:span text:style-name="T303"/></text:p>
          </table:table-cell>
          <table:table-cell table:style-name="TableCell020801">
            <text:p text:style-name="P83"><text:span text:style-name="T304">input test file</text:span><text:span text:style-name="T305">3</text:span><text:span text:style-name="T306"/></text:p>
          </table:table-cell>
        </table:table-row>
        <table:table-row table:style-name="TableRow0209">
          <table:table-cell table:style-name="TableCell020900">
            <text:p text:style-name="P86"><text:span text:style-name="T307">A1B2C3\test4.txt</text:span><text:span text:style-name="T308"/></text:p>
          </table:table-cell>
          <table:table-cell table:style-name="TableCell020901">
            <text:p text:style-name="P86"><text:span text:style-name="T309">input test file</text:span><text:span text:style-name="T310">4</text:span><text:span text:style-name="T311"/></text:p>
          </table:table-cell>
        </table:table-row>
        <table:table-row table:style-name="TableRow0210">
          <table:table-cell table:style-name="TableCell021000">
            <text:p text:style-name="P88"><text:span text:style-name="T312">A1B2C3\test5.txt</text:span><text:span text:style-name="T313"/></text:p>
          </table:table-cell>
          <table:table-cell table:style-name="TableCell021001">
            <text:p text:style-name="P88"><text:span text:style-name="T314">input test file</text:span><text:span text:style-name="T315">5</text:span><text:span text:style-name="T316"/></text:p>
          </table:table-cell>
        </table:table-row>
        <table:table-row table:style-name="TableRow0211">
          <table:table-cell table:style-name="TableCell021100">
            <text:p text:style-name="P90"><text:span text:style-name="T316"/></text:p>
          </table:table-cell>
          <table:table-cell table:style-name="TableCell021101">
            <text:p text:style-name="P90"><text:span text:style-name="T316"/></text:p>
          </table:table-cell>
        </table:table-row>
        <table:table-row table:style-name="TableRow0212">
          <table:table-cell table:style-name="TableCell021200">
            <text:p text:style-name="P93"><text:span text:style-name="T317">A1B2C3\doksi\A1B2C3.docx</text:span><text:span text:style-name="T318"/></text:p>
          </table:table-cell>
          <table:table-cell table:style-name="TableCell021201">
            <text:p text:style-name="P93"><text:span text:style-name="T319">documentation (this file)</text:span><text:span text:style-name="T320"/></text:p>
          </table:table-cell>
        </table:table-row>
      </table:table>
      <text:list text:style-name="L95">
        <text:list-item>
          <text:p text:style-name="P95"><text:span text:style-name="T321">Solution</text:span></text:p>
        </text:list-item>
        <text:list-item>
          <text:p text:style-name="P96"><text:span text:style-name="T321">Program parameters</text:span></text:p>
        </text:list-item>
        <text:list-item>
          <text:p text:style-name="P97"><text:span text:style-name="T322">Contants</text:span></text:p>
        </text:list-item>
        <text:list-item>
          <text:p text:style-name="P98"><text:span text:style-name="T323">MaxN<text:tab/>:<text:s/></text:span><text:span text:style-name="T324">Integer</text:span><text:span text:style-name="T325">(10000)<text:tab/>[the max of trees]</text:span></text:p>
        </text:list-item>
        <text:list-item>
          <text:p text:style-name="P98"><text:span text:style-name="T325">MAXprice<text:tab/>:<text:s/></text:span><text:span text:style-name="T326">Integer</text:span><text:span text:style-name="T327">(10000)<text:tab/>[the max price]</text:span></text:p>
        </text:list-item>
        <text:list-item>
          <text:p text:style-name="P99"><text:span text:style-name="T328">Types</text:span></text:p>
        </text:list-item>
        <text:list-item>
          <text:p text:style-name="P100"><text:span text:style-name="T329">prices<text:tab/>=<text:s/></text:span><text:span text:style-name="T330">Array</text:span><text:span text:style-name="T331">(1..MaxN:</text:span><text:span text:style-name="T332">Integer</text:span><text:span text:style-name="T333">)<text:line-break/>TPrice<text:tab/>=<text:s/></text:span><text:span text:style-name="T334">Record</text:span><text:span text:style-name="T335">(prices:</text:span><text:span text:style-name="T336">Integer</text:span><text:span text:style-name="T337">)</text:span></text:p>
        </text:list-item>
        <text:list-item>
          <text:p text:style-name="P101"><text:span text:style-name="T338">Variables</text:span></text:p>
        </text:list-item>
      </text:list>
      <text:p text:style-name="P102"><text:span text:style-name="T339">N,index<text:tab/>:<text:s/></text:span><text:span text:style-name="T340">Integer</text:span><text:span text:style-name="T341"><text:line-break/>cnt,prices<text:tab/>: Integer.<text:line-break/></text:span></text:p>
      <text:list text:style-name="L103">
        <text:list-item>
          <text:p text:style-name="P103"><text:span text:style-name="T342">The structure of the program</text:span></text:p>
        </text:list-item>
      </text:list>
      <text:p text:style-name="P104"><text:span text:style-name="T343">The modules used by the program, and their locations:</text:span></text:p>
      <text:p text:style-name="P104"><text:span text:style-name="T344">main.cpp</text:span><text:span text:style-name="T345"><text:tab/></text:span><text:span text:style-name="T346">–</text:span><text:span text:style-name="T347"><text:s/>the program, in the source folder<text:line-break/></text:span><text:span text:style-name="T348">iostream</text:span><text:span text:style-name="T349"><text:tab/></text:span><text:span text:style-name="T350">–</text:span><text:span text:style-name="T351"><text:s/>keyboard and console management, part of the C++ system<text:line-break/></text:span><text:span text:style-name="T352">stdlib.h</text:span><text:span text:style-name="T353"><text:tab/></text:span><text:span text:style-name="T354">–</text:span><text:span text:style-name="T355"><text:s/>general routines, part of the C++ system</text:span></text:p>
      <text:list text:style-name="L105">
        <text:list-item>
          <text:p text:style-name="P105"><text:span text:style-name="T356">Structure of functions</text:span></text:p>
        </text:list-item>
        <text:list-item>
          <text:p text:style-name="P106"><draw:frame text:anchor-type="as-char" svg:width="170.13mm" svg:height="20.11mm" style:rel-width="scale" style:rel-height="scale"><draw:object-ole xlink:href="OleObj6"/><draw:image xlink:href="ObjectReplacements/OleObj6"/></draw:frame><text:span text:style-name="T357"/></text:p>
        </text:list-item>
      </text:list>
      <text:p text:style-name="P107"><text:span text:style-name="T358">The algorithm of the program</text:span></text:p>
      <text:p text:style-name="P107"><text:span text:style-name="T358">1.FIRST STEP:</text:span></text:p>
      <text:p text:style-name="P108"><draw:frame text:anchor-type="as-char" svg:width="59.27mm" svg:height="72.50mm" style:rel-width="scale" style:rel-height="scale"><draw:object-ole xlink:href="OleObj7"/><draw:image xlink:href="ObjectReplacements/OleObj7"/></draw:frame><text:span text:style-name="T359"/></text:p>
      <text:p text:style-name="P108"><text:span text:style-name="T359"/></text:p>
      <text:p text:style-name="P109"><text:span text:style-name="T359"><text:s/>2.NEXT </text:span></text:p>
      <text:p text:style-name="P110"><draw:frame text:anchor-type="as-char" svg:width="117.48mm" svg:height="73.03mm" style:rel-width="scale" style:rel-height="scale"><draw:object-ole xlink:href="OleObj8"/><draw:image xlink:href="ObjectReplacements/OleObj8"/></draw:frame><text:span text:style-name="T359"/></text:p>
      <text:p text:style-name="P111"><text:span text:style-name="T359"/></text:p>
      <text:p text:style-name="P111"><text:span text:style-name="T359"/></text:p>
      <text:list text:style-name="L112">
        <text:list-item>
          <text:p text:style-name="P112"><text:span text:style-name="T360">The code</text:span></text:p>
        </text:list-item>
        <text:list-item>
          <text:p text:style-name="P113"><text:span text:style-name="T361"><text:s/>// G31R6T lizhipeng code.</text:span></text:p>
        </text:list-item>
        <text:list-item>
          <text:p text:style-name="P113"><text:span text:style-name="T361">#include &lt;iostream&gt;</text:span></text:p>
        </text:list-item>
        <text:list-item>
          <text:p text:style-name="P113"><text:span text:style-name="T361">using namespace std;</text:span></text:p>
        </text:list-item>
        <text:list-item>
          <text:p text:style-name="P113"><text:span text:style-name="T361">int getCheapest(int *prices, int n, int k)</text:span></text:p>
        </text:list-item>
        <text:list-item>
          <text:p text:style-name="P113"><text:span text:style-name="T362"/></text:p>
        </text:list-item>
        <text:list-item>
          <text:p text:style-name="P113"><text:span text:style-name="T363"><text:tab/>int index = -1;</text:span></text:p>
        </text:list-item>
        <text:list-item>
          <text:p text:style-name="P113"><text:span text:style-name="T363"><text:tab/>for (int i = 0; i &lt; n; i++)</text:span></text:p>
        </text:list-item>
        <text:list-item>
          <text:p text:style-name="P113"><text:span text:style-name="T363"><text:tab/>{</text:span></text:p>
        </text:list-item>
        <text:list-item>
          <text:p text:style-name="P113"><text:span text:style-name="T363"><text:tab/>if (prices[i] &gt; k &amp;&amp; (index == -1 || prices[i]&lt; prices[index]))</text:span></text:p>
        </text:list-item>
        <text:list-item>
          <text:p text:style-name="P113"><text:span text:style-name="T363"><text:tab/><text:tab/>{</text:span></text:p>
        </text:list-item>
        <text:list-item>
          <text:p text:style-name="P113"><text:span text:style-name="T363"><text:tab/><text:tab/><text:tab/>index = i;</text:span></text:p>
        </text:list-item>
        <text:list-item>
          <text:p text:style-name="P113"><text:span text:style-name="T363"><text:tab/><text:tab/>}</text:span></text:p>
        </text:list-item>
        <text:list-item>
          <text:p text:style-name="P113"><text:span text:style-name="T363"><text:tab/>}</text:span></text:p>
        </text:list-item>
        <text:list-item>
          <text:p text:style-name="P113"><text:span text:style-name="T363"><text:tab/>return index;</text:span></text:p>
        </text:list-item>
        <text:list-item>
          <text:p text:style-name="P113"><text:span text:style-name="T363">}</text:span></text:p>
        </text:list-item>
        <text:list-item>
          <text:p text:style-name="P113"><text:span text:style-name="T364"/></text:p>
        </text:list-item>
        <text:list-item>
          <text:p text:style-name="P113"><text:span text:style-name="T365">int main()</text:span></text:p>
        </text:list-item>
        <text:list-item>
          <text:p text:style-name="P113"><text:span text:style-name="T365">{</text:span></text:p>
        </text:list-item>
        <text:list-item>
          <text:p text:style-name="P113"><text:span text:style-name="T365"><text:tab/>int n;</text:span></text:p>
        </text:list-item>
        <text:list-item>
          <text:p text:style-name="P113"><text:span text:style-name="T365"><text:tab/>int k;</text:span></text:p>
        </text:list-item>
        <text:list-item>
          <text:p text:style-name="P113"><text:span text:style-name="T365"><text:tab/>int prices[100];</text:span></text:p>
        </text:list-item>
        <text:list-item>
          <text:p text:style-name="P113"><text:span text:style-name="T365"><text:tab/>cin &gt;&gt; n &gt;&gt; k;</text:span></text:p>
        </text:list-item>
        <text:list-item>
          <text:p text:style-name="P113"><text:span text:style-name="T365"><text:tab/>for(int i = 0;i &lt; n;i++){</text:span></text:p>
        </text:list-item>
        <text:list-item>
          <text:p text:style-name="P113"><text:span text:style-name="T365"><text:tab/><text:tab/>cin &gt;&gt; prices[i];</text:span></text:p>
        </text:list-item>
        <text:list-item>
          <text:p text:style-name="P113"><text:span text:style-name="T365"><text:tab/>}</text:span></text:p>
        </text:list-item>
        <text:list-item>
          <text:p text:style-name="P113"><text:span text:style-name="T366"/></text:p>
        </text:list-item>
        <text:list-item>
          <text:p text:style-name="P113"><text:span text:style-name="T367"><text:tab/>int index = getCheapest(prices, n, k);</text:span></text:p>
        </text:list-item>
        <text:list-item>
          <text:p text:style-name="P113"><text:span text:style-name="T367"><text:tab/>if (index &lt; 0)</text:span></text:p>
        </text:list-item>
        <text:list-item>
          <text:p text:style-name="P113"><text:span text:style-name="T367"><text:tab/>{</text:span></text:p>
        </text:list-item>
        <text:list-item>
          <text:p text:style-name="P113"><text:span text:style-name="T367"><text:tab/><text:tab/>cout &lt;&lt; -1 &lt;&lt; endl;</text:span></text:p>
        </text:list-item>
        <text:list-item>
          <text:p text:style-name="P113"><text:span text:style-name="T367"><text:tab/>}</text:span></text:p>
        </text:list-item>
        <text:list-item>
          <text:p text:style-name="P113"><text:span text:style-name="T367"><text:tab/>else</text:span></text:p>
        </text:list-item>
        <text:list-item>
          <text:p text:style-name="P113"><text:span text:style-name="T367"><text:tab/>{</text:span></text:p>
        </text:list-item>
        <text:list-item>
          <text:p text:style-name="P113"><text:span text:style-name="T367"><text:tab/><text:tab/>cout &lt;&lt; (index+1) &lt;&lt; " " &lt;&lt; prices[index] &lt;&lt; endl;</text:span></text:p>
        </text:list-item>
        <text:list-item>
          <text:p text:style-name="P113"><text:span text:style-name="T367"><text:tab/>}</text:span></text:p>
        </text:list-item>
        <text:list-item>
          <text:p text:style-name="P113"><text:span text:style-name="T367"><text:tab/>return 0;</text:span></text:p>
        </text:list-item>
        <text:list-item>
          <text:p text:style-name="P113"><text:span text:style-name="T367">}</text:span></text:p>
        </text:list-item>
      </text:list>
      <text:p text:style-name="P114"><text:span text:style-name="T368">why this is no color code.</text:span></text:p>
      <text:list text:style-name="L115">
        <text:list-item>
          <text:p text:style-name="P115"><text:span text:style-name="T369">Testing</text:span></text:p>
        </text:list-item>
        <text:list-item>
          <text:p text:style-name="P116"><text:span text:style-name="T369">Valid test cases</text:span></text:p>
        </text:list-item>
        <text:list-item>
          <text:p text:style-name="P117"><text:span text:style-name="T370">test case: in1.txt</text:span></text:p>
        </text:list-item>
      </text:list>
      <table:table table:style-name="Table03">
        <table:table-column table:style-name="TableColumn0300"/>
        <table:table-row table:style-name="TableRow0300">
          <table:table-cell table:style-name="TableCell030000">
            <text:p text:style-name="P119"><text:span text:style-name="T372">Input<text:s/></text:span><text:span text:style-name="T373">–</text:span><text:span text:style-name="T374"><text:s/></text:span><text:span text:style-name="T375">the count of trees and price(5000)</text:span><text:span text:style-name="T376"/></text:p>
          </table:table-cell>
        </table:table-row>
        <table:table-row table:style-name="TableRow0301">
          <table:table-cell table:style-name="TableCell030100">
            <text:p text:style-name="P122"><text:span text:style-name="T377">N=6<text:s text:c="3"/>K=5000</text:span></text:p>
            <text:p text:style-name="P122"><text:span text:style-name="T378"/></text:p>
            <text:p text:style-name="P122"><text:span text:style-name="T379">prices[i]1=2500</text:span></text:p>
            <text:p text:style-name="P122"><text:span text:style-name="T379">prices[i]2=5300</text:span></text:p>
            <text:p text:style-name="P122"><text:span text:style-name="T379">prices[i]3=1900</text:span></text:p>
            <text:p text:style-name="P122"><text:span text:style-name="T379">prcise[i]4=2400</text:span></text:p>
            <text:p text:style-name="P122"><text:span text:style-name="T379">prices[i]5=8800</text:span></text:p>
            <text:p text:style-name="P122"><text:span text:style-name="T379">prices[i]6=5300</text:span></text:p>
            <text:p text:style-name="P122"><text:span text:style-name="T380"/></text:p>
          </table:table-cell>
        </table:table-row>
        <table:table-row table:style-name="TableRow0302">
          <table:table-cell table:style-name="TableCell030200">
            <text:p text:style-name="P125"><text:span text:style-name="T381">Output</text:span><text:span text:style-name="T382"/></text:p>
          </table:table-cell>
        </table:table-row>
        <table:table-row table:style-name="TableRow0303">
          <table:table-cell table:style-name="TableCell030300">
            <text:p text:style-name="P128"><text:span text:style-name="T383">Cnt=2<text:s text:c="2"/>prices[index]</text:span><text:span text:style-name="T384"/></text:p>
          </table:table-cell>
        </table:table-row>
      </table:table>
      <text:list text:style-name="L130">
        <text:list-item>
          <text:p text:style-name="P130"><text:span text:style-name="T385">Further development options</text:span></text:p>
        </text:list-item>
        <text:list-item>
          <text:p text:style-name="P131"><text:span text:style-name="T386">Data to be read from file</text:span></text:p>
        </text:list-item>
        <text:list-item>
          <text:p text:style-name="P131"><text:span text:style-name="T386">Detection of wrong file input, writing out the location and ID# of error</text:span></text:p>
        </text:list-item>
        <text:list-item>
          <text:p text:style-name="P131"><text:span text:style-name="T386">Capability to run multiple times after each other</text:span></text:p>
        </text:list-item>
        <text:list-item>
          <text:p text:style-name="P131"><text:span text:style-name="T386">Visual representation of input data, and emphasizing the result islands with different colors</text:span></text:p>
        </text:list-item>
      </text:list>
      <text:p text:style-name="P132"><text:span text:style-name="T3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